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family="graphic" style:name="a1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onnector draw:type="line" svg:x1="4.06422in" svg:y1="4in" svg:x2="4.07325in" svg:y2="4.56875in" draw:z-index="251684864" draw:id="id0" draw:style-name="a0" draw:name="Straight Connector 20" text:anchor-type="paragraph"><svg:title/><svg:desc/></draw:connector><draw:connector draw:type="line" svg:x1="4.2844in" svg:y1="2.88991in" svg:x2="4.2844in" svg:y2="3.49477in" draw:z-index="251683840" draw:id="id1" draw:style-name="a1" draw:name="Straight Connector 19" text:anchor-type="paragraph"><svg:title/><svg:desc/></draw:connector><draw:connector draw:type="line" svg:x1="2.53211in" svg:y1="2.89908in" svg:x2="2.54114in" svg:y2="3.46783in" draw:z-index="251682816" draw:id="id2" draw:style-name="a2" draw:name="Straight Connector 18" text:anchor-type="paragraph"><svg:title/><svg:desc/></draw:connector><draw:connector draw:type="line" svg:x1="0.9633in" svg:y1="2.88991in" svg:x2="0.97233in" svg:y2="3.44894in" draw:z-index="251681792" draw:id="id3" draw:style-name="a3" draw:name="Straight Connector 17" text:anchor-type="paragraph"><svg:title/><svg:desc/></draw:connector><draw:connector draw:type="line" svg:x1="-0.49541in" svg:y1="2.8836in" svg:x2="-0.48639in" svg:y2="3.43985in" draw:z-index="251680768" draw:id="id4" draw:style-name="a4" draw:name="Straight Connector 16" text:anchor-type="paragraph"><svg:title/><svg:desc/></draw:connector><draw:connector draw:type="line" svg:x1="-0.06422in" svg:y1="2.31805in" svg:x2="-0.04616in" svg:y2="2.88055in" draw:z-index="251679744" draw:id="id5" draw:style-name="a5" draw:name="Straight Connector 15" text:anchor-type="paragraph"><svg:title/><svg:desc/></draw:connector><draw:connector draw:type="line" svg:x1="-0.49541in" svg:y1="2.88991in" svg:x2="4.3025in" svg:y2="2.88991in" draw:z-index="251678720" draw:id="id6" draw:style-name="a6" draw:name="Straight Connector 13" text:anchor-type="paragraph"><svg:title/><svg:desc/></draw:connector><draw:connector draw:type="line" svg:x1="5.92661in" svg:y1="1.33028in" svg:x2="5.95369in" svg:y2="1.8893in" draw:z-index="251677696" draw:id="id7" draw:style-name="a7" draw:name="Straight Connector 12" text:anchor-type="paragraph"><svg:title/><svg:desc/></draw:connector><draw:connector draw:type="line" svg:x1="-0.02782in" svg:y1="1.36639in" svg:x2="-0.04587in" svg:y2="1.82541in" draw:z-index="251676672" draw:id="id8" draw:style-name="a8" draw:name="Straight Connector 11" text:anchor-type="paragraph"><svg:title/><svg:desc/></draw:connector><draw:connector draw:type="line" svg:x1="2.86239in" svg:y1="0.95413in" svg:x2="2.86239in" svg:y2="1.36593in" draw:z-index="251675648" draw:id="id9" draw:style-name="a9" draw:name="Straight Connector 10" text:anchor-type="paragraph"><svg:title/><svg:desc/></draw:connector><draw:connector draw:type="line" svg:x1="-0.04587in" svg:y1="1.36639in" svg:x2="5.94441in" svg:y2="1.33028in" draw:z-index="251674624" draw:id="id10" draw:style-name="a10" draw:name="Straight Connector 9" text:anchor-type="paragraph"><svg:title/><svg:desc/></draw:connector><draw:custom-shape svg:x="3.55937in" svg:y="4.57778in" svg:width="1.02708in" svg:height="0.49236in" draw:z-index="251669504" draw:id="id11" draw:style-name="a11" draw:name="Rectangle 6" text:anchor-type="paragraph"><svg:title/><svg:desc/><text:p text:style-name="P2">Bạn Đọc</text:p><draw:enhanced-geometry draw:type="non-primitive" svg:viewBox="0 0 21600 21600" draw:enhanced-path="M 0 0 L 21600 0 21600 21600 0 21600 Z N"/></draw:custom-shape><draw:custom-shape svg:x="3.56857in" svg:y="3.49518in" svg:width="1.10069in" svg:height="0.49236in" draw:z-index="251665408" draw:id="id12" draw:style-name="a12" draw:name="Rectangle 4" text:anchor-type="paragraph"><svg:title/><svg:desc/><text:p text:style-name="P3">Cán Bộ Tiếp Bạn Đọc</text:p><draw:enhanced-geometry draw:type="non-primitive" svg:viewBox="0 0 21600 21600" draw:enhanced-path="M 0 0 L 21600 0 21600 21600 0 21600 Z N"/></draw:custom-shape><draw:custom-shape svg:x="1.86202in" svg:y="3.46747in" svg:width="1.44028in" svg:height="0.49236in" draw:z-index="251671552" draw:id="id13" draw:style-name="a13" draw:name="Rectangle 7" text:anchor-type="paragraph"><svg:title/><svg:desc/><text:p text:style-name="P4">Cán Bộ Xử Lý Tài Nguyên Thông Tin</text:p><draw:enhanced-geometry draw:type="non-primitive" svg:viewBox="0 0 21600 21600" draw:enhanced-path="M 0 0 L 21600 0 21600 21600 0 21600 Z N"/></draw:custom-shape><draw:custom-shape svg:x="0.43971in" svg:y="3.46737in" svg:width="1.21042in" svg:height="0.49236in" draw:z-index="251673600" draw:id="id14" draw:style-name="a14" draw:name="Rectangle 8" text:anchor-type="paragraph"><svg:title/><svg:desc/><text:p text:style-name="P5">Cán Bộ Phòng thông Tin Điện Tử</text:p><draw:enhanced-geometry draw:type="non-primitive" svg:viewBox="0 0 21600 21600" draw:enhanced-path="M 0 0 L 21600 0 21600 21600 0 21600 Z N"/></draw:custom-shape><draw:custom-shape svg:x="0in" svg:y="3.44954in" svg:width="1.22014in" svg:height="0.49236in" draw:z-index="251667456" draw:id="id15" draw:style-name="a15" draw:name="Rectangle 5" text:anchor-type="paragraph"><svg:title/><svg:desc/><text:p text:style-name="P6">Cán Bộ Bổ Sung</text:p><draw:enhanced-geometry draw:type="non-primitive" svg:viewBox="0 0 21600 21600" draw:enhanced-path="M 0 0 L 21600 0 21600 21600 0 21600 Z N"/></draw:custom-shape><draw:custom-shape svg:x="4.92559in" svg:y="1.87713in" svg:width="2.10417in" svg:height="0.49236in" draw:z-index="251659264" draw:id="id16" draw:style-name="a16" draw:name="Rectangle 1" text:anchor-type="paragraph"><svg:title/><svg:desc/><text:p text:style-name="P7">Kế Toán Trường</text:p><draw:enhanced-geometry draw:type="non-primitive" svg:viewBox="0 0 21600 21600" draw:enhanced-path="M 0 0 L 21600 0 21600 21600 0 21600 Z N"/></draw:custom-shape><draw:custom-shape svg:x="0in" svg:y="1.82686in" svg:width="2.10417in" svg:height="0.49236in" draw:z-index="251663360" draw:id="id17" draw:style-name="a17" draw:name="Rectangle 3" text:anchor-type="paragraph"><svg:title/><svg:desc/><text:p text:style-name="P8">Giám Đốc Thông Tin</text:p><draw:enhanced-geometry draw:type="non-primitive" svg:viewBox="0 0 21600 21600" draw:enhanced-path="M 0 0 L 21600 0 21600 21600 0 21600 Z N"/></draw:custom-shape><draw:custom-shape svg:x="1.86123in" svg:y="0.444in" svg:width="2.10417in" svg:height="0.49236in" draw:z-index="251661312" draw:id="id18" draw:style-name="a18" draw:name="Rectangle 2" text:anchor-type="paragraph"><svg:title/><svg:desc/><text:p text:style-name="P9">Ban Giám Hiệu</text:p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oang Thuy Trang</meta:initial-creator>
    <dc:creator>Hoang Thuy Trang</dc:creator>
    <meta:creation-date>2018-03-14T04:22:00Z</meta:creation-date>
    <dc:date>2018-03-14T05:02:00Z</dc:date>
    <meta:template xlink:href="Normal" xlink:type="simple"/>
    <meta:editing-cycles>1</meta:editing-cycles>
    <meta:editing-duration>PT2400S</meta:editing-duration>
    <meta:document-statistic meta:page-count="1" meta:paragraph-count="1" meta:word-count="2" meta:character-count="19" meta:row-count="1" meta:non-whitespace-character-count="18"/>
  </office:meta>
</office:document-meta>
</file>